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335e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normal" officeooo:rsid="001335ed" officeooo:paragraph-rsid="001335e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6a6bb" officeooo:paragraph-rsid="0016a6b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bc09f" officeooo:paragraph-rsid="001d5b0b"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e13ab" officeooo:paragraph-rsid="001ee5e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124e8" officeooo:paragraph-rsid="002124e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303f7f" officeooo:paragraph-rsid="00303f7f"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bold" officeooo:rsid="00173149" officeooo:paragraph-rsid="00173149"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1bc09f" officeooo:paragraph-rsid="001bc09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2124e8" officeooo:paragraph-rsid="002124e8"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328d6e" officeooo:paragraph-rsid="00328d6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weight="normal" officeooo:rsid="003ec4ae" officeooo:paragraph-rsid="003ec4ae" style:font-weight-asian="normal" style:font-weight-complex="normal"/>
    </style:style>
    <style:style style:name="P14" style:family="paragraph" style:parent-style-name="Standard">
      <style:paragraph-properties fo:text-align="justify" style:justify-single-word="false"/>
      <style:text-properties officeooo:paragraph-rsid="00328d6e"/>
    </style:style>
    <style:style style:name="P15" style:family="paragraph" style:parent-style-name="Standard">
      <style:paragraph-properties fo:text-align="justify" style:justify-single-word="false"/>
      <style:text-properties fo:font-weight="bold" officeooo:rsid="003dda3c" officeooo:paragraph-rsid="003dda3c" style:font-weight-asian="bold" style:font-weight-complex="bold"/>
    </style:style>
    <style:style style:name="P1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501d" officeooo:paragraph-rsid="003d501d" style:font-size-asian="12pt" style:font-style-asian="normal" style:font-weight-asian="normal" style:text-emphasize="none"/>
    </style:style>
    <style:style style:name="P1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style:font-size-asian="12pt" style:font-style-asian="normal" style:font-weight-asian="normal" style:font-weight-complex="normal" style:text-emphasize="none"/>
    </style:style>
    <style:style style:name="P1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3ec4ae" style:font-size-asian="12pt" style:font-style-asian="normal" style:font-weight-asian="normal" style:font-weight-complex="normal" style:text-emphasize="none"/>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40a8dd" style:font-size-asian="12pt" style:font-style-asian="normal" style:font-weight-asian="normal" style:font-weight-complex="normal" style:text-emphasize="none"/>
    </style:style>
    <style:style style:name="P2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9a2b" officeooo:paragraph-rsid="00429a2b" style:font-size-asian="12pt" style:font-style-asian="normal" style:font-weight-asian="normal" style:font-weight-complex="normal" style:text-emphasize="none"/>
    </style:style>
    <style:style style:name="P2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fo:background-color="#fff200" style:font-size-asian="12pt" style:font-style-asian="normal" style:font-weight-asian="normal" style:font-weight-complex="normal" style:text-emphasize="none"/>
    </style:style>
    <style:style style:name="P2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d15a6" officeooo:paragraph-rsid="004d15a6" fo:background-color="#fff200" style:font-size-asian="12pt" style:font-style-asian="normal" style:font-weight-asian="normal" style:font-weight-complex="normal" style:text-emphasize="none"/>
    </style:style>
    <style:style style:name="P23"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3ec4ae" officeooo:paragraph-rsid="003ec4ae" style:font-size-asian="12pt" style:font-style-asian="normal" style:font-weight-asian="bold" style:font-weight-complex="bold" style:text-emphasize="none"/>
    </style:style>
    <style:style style:name="P2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429a2b" officeooo:paragraph-rsid="0040a8dd" style:font-size-asian="12pt" style:font-style-asian="normal" style:font-weight-asian="bold" style:font-weight-complex="bold" style:text-emphasize="none"/>
    </style:style>
    <style:style style:name="P25" style:family="paragraph" style:parent-style-name="Footnote">
      <style:text-properties officeooo:rsid="00183a73" officeooo:paragraph-rsid="00183a73"/>
    </style:style>
    <style:style style:name="P26" style:family="paragraph" style:parent-style-name="Footnote">
      <style:text-properties officeooo:rsid="001bc09f" officeooo:paragraph-rsid="001bc09f"/>
    </style:style>
    <style:style style:name="P27" style:family="paragraph" style:parent-style-name="Footnote">
      <style:text-properties officeooo:paragraph-rsid="002d384f"/>
    </style:style>
    <style:style style:name="P28" style:family="paragraph" style:parent-style-name="Footnote">
      <style:text-properties officeooo:rsid="0038eeb6" officeooo:paragraph-rsid="0038eeb6"/>
    </style:style>
    <style:style style:name="P29" style:family="paragraph" style:parent-style-name="Footnote">
      <style:text-properties officeooo:paragraph-rsid="0039a7ca"/>
    </style:style>
    <style:style style:name="P30" style:family="paragraph" style:parent-style-name="Standard" style:list-style-name="L1">
      <style:paragraph-properties fo:text-align="justify" style:justify-single-word="false"/>
      <style:text-properties fo:font-size="12pt" fo:font-weight="normal" officeooo:rsid="0016a6bb" officeooo:paragraph-rsid="0016a6bb" fo:background-color="#fff200" style:font-size-asian="10.5pt" style:font-weight-asian="normal" style:font-size-complex="12pt" style:font-weight-complex="normal"/>
    </style:style>
    <style:style style:name="P31" style:family="paragraph" style:parent-style-name="Standard" style:list-style-name="L1">
      <style:paragraph-properties fo:text-align="justify" style:justify-single-word="false"/>
      <style:text-properties fo:font-size="12pt" fo:font-weight="normal" officeooo:rsid="0047d55c" officeooo:paragraph-rsid="0047d55c" fo:background-color="#fff200" style:font-size-asian="10.5pt" style:font-weight-asian="normal" style:font-size-complex="12pt" style:font-weight-complex="normal"/>
    </style:style>
    <style:style style:name="P32" style:family="paragraph" style:parent-style-name="Standard" style:list-style-name="L3">
      <style:paragraph-properties fo:text-align="justify" style:justify-single-word="false"/>
      <style:text-properties fo:font-size="12pt" fo:font-weight="normal" officeooo:rsid="00225ee2" officeooo:paragraph-rsid="00225ee2" fo:background-color="#fff200" style:font-size-asian="10.5pt" style:font-weight-asian="normal" style:font-size-complex="12pt" style:font-weight-complex="normal"/>
    </style:style>
    <style:style style:name="P33" style:family="paragraph" style:parent-style-name="Standard" style:list-style-name="L3">
      <style:paragraph-properties fo:text-align="justify" style:justify-single-word="false"/>
      <style:text-properties fo:font-size="12pt" fo:font-weight="normal" officeooo:rsid="002cb6cd" officeooo:paragraph-rsid="002d384f" fo:background-color="#fff200" style:font-size-asian="10.5pt" style:font-weight-asian="normal" style:font-size-complex="12pt" style:font-weight-complex="normal"/>
    </style:style>
    <style:style style:name="P34" style:family="paragraph" style:parent-style-name="Standard" style:list-style-name="L3">
      <style:paragraph-properties fo:text-align="justify" style:justify-single-word="false"/>
      <style:text-properties fo:font-size="12pt" fo:font-weight="normal" officeooo:rsid="00303f7f" officeooo:paragraph-rsid="00303f7f" fo:background-color="#fff200" style:font-size-asian="10.5pt" style:font-weight-asian="normal" style:font-size-complex="12pt" style:font-weight-complex="normal"/>
    </style:style>
    <style:style style:name="P35" style:family="paragraph" style:parent-style-name="Standard" style:list-style-name="L3">
      <style:paragraph-properties fo:text-align="justify" style:justify-single-word="false"/>
      <style:text-properties fo:font-size="12pt" fo:font-weight="normal" officeooo:rsid="002a88c5" officeooo:paragraph-rsid="002a88c5" fo:background-color="#fff200" style:font-size-asian="10.5pt" style:font-weight-asian="normal" style:font-size-complex="12pt" style:font-weight-complex="normal"/>
    </style:style>
    <style:style style:name="P36" style:family="paragraph" style:parent-style-name="Standard" style:list-style-name="L3">
      <style:paragraph-properties fo:text-align="justify" style:justify-single-word="false"/>
      <style:text-properties fo:font-size="12pt" fo:font-weight="normal" officeooo:rsid="00225ee2" officeooo:paragraph-rsid="00267277" style:font-size-asian="10.5pt" style:font-weight-asian="normal" style:font-size-complex="12pt" style:font-weight-complex="normal"/>
    </style:style>
    <style:style style:name="P37" style:family="paragraph" style:parent-style-name="Standard" style:list-style-name="L2">
      <style:paragraph-properties fo:text-align="justify" style:justify-single-word="false"/>
      <style:text-properties officeooo:paragraph-rsid="001ee5e5" fo:background-color="#fff200"/>
    </style:style>
    <style:style style:name="P38" style:family="paragraph" style:parent-style-name="Standard" style:list-style-name="L4">
      <style:paragraph-properties fo:text-align="justify" style:justify-single-word="false"/>
      <style:text-properties officeooo:paragraph-rsid="003605a8" fo:background-color="#fff200"/>
    </style:style>
    <style:style style:name="P39" style:family="paragraph" style:parent-style-name="Standard" style:list-style-name="L4">
      <style:paragraph-properties fo:text-align="justify" style:justify-single-word="false"/>
      <style:text-properties officeooo:paragraph-rsid="00371cc8" fo:background-color="#fff200"/>
    </style:style>
    <style:style style:name="P40" style:family="paragraph" style:parent-style-name="Standard" style:list-style-name="L4">
      <style:paragraph-properties fo:text-align="justify" style:justify-single-word="false"/>
      <style:text-properties officeooo:paragraph-rsid="003d501d" fo:background-color="#fff200"/>
    </style:style>
    <style:style style:name="P41" style:family="paragraph" style:parent-style-name="Standard" style:list-style-name="L4">
      <style:paragraph-properties fo:text-align="justify" style:justify-single-word="false"/>
      <style:text-properties style:text-line-through-style="solid" style:text-line-through-type="single" officeooo:paragraph-rsid="003c7a5c"/>
    </style:style>
    <style:style style:name="P42" style:family="paragraph" style:parent-style-name="Standard" style:list-style-name="L5">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style:font-size-asian="12pt" style:font-style-asian="normal" style:font-weight-asian="normal" style:font-weight-complex="normal" style:text-emphasize="none"/>
    </style:style>
    <style:style style:name="P43" style:family="paragraph" style:parent-style-name="Standard" style:list-style-name="L6">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40a8dd" style:font-size-asian="12pt" style:font-style-asian="normal" style:font-weight-asian="normal" style:font-weight-complex="normal" style:text-emphasize="none"/>
    </style:style>
    <style:style style:name="P44"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3019f" officeooo:paragraph-rsid="0043019f" style:font-size-asian="12pt" style:font-style-asian="normal" style:font-weight-asian="normal" style:font-weight-complex="normal" style:text-emphasize="none"/>
    </style:style>
    <style:style style:name="P45"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9a2b" officeooo:paragraph-rsid="00429a2b" fo:background-color="#fff200" style:font-size-asian="12pt" style:font-style-asian="normal" style:font-weight-asian="normal" style:font-weight-complex="normal" style:text-emphasize="none"/>
    </style:style>
    <style:style style:name="P46"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43d6d" officeooo:paragraph-rsid="00443d6d" fo:background-color="#fff200" style:font-size-asian="12pt" style:font-style-asian="normal" style:font-weight-asian="normal" style:font-weight-complex="normal" style:text-emphasize="none"/>
    </style:style>
    <style:style style:name="P47"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d15a6" officeooo:paragraph-rsid="004d15a6" fo:background-color="#fff200" style:font-size-asian="12pt" style:font-style-asian="normal" style:font-weight-asian="normal" style:font-weight-complex="normal" style:text-emphasize="none"/>
    </style:style>
    <style:style style:name="T1" style:family="text">
      <style:text-properties officeooo:rsid="0013c438"/>
    </style:style>
    <style:style style:name="T2" style:family="text">
      <style:text-properties officeooo:rsid="001421f7"/>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officeooo:rsid="0019f3f2"/>
    </style:style>
    <style:style style:name="T6" style:family="text">
      <style:text-properties officeooo:rsid="001c815e"/>
    </style:style>
    <style:style style:name="T7" style:family="text">
      <style:text-properties fo:font-size="12pt" fo:font-weight="normal" officeooo:rsid="00328d6e" style:font-size-asian="10.5pt" style:font-weight-asian="normal" style:font-size-complex="12pt" style:font-weight-complex="normal"/>
    </style:style>
    <style:style style:name="T8" style:family="text">
      <style:text-properties fo:font-size="12pt" fo:font-weight="normal" officeooo:rsid="00346b90" style:font-size-asian="10.5pt" style:font-weight-asian="normal" style:font-size-complex="12pt" style:font-weight-complex="normal"/>
    </style:style>
    <style:style style:name="T9" style:family="text">
      <style:text-properties fo:font-size="12pt" fo:font-weight="normal" officeooo:rsid="001e13ab" style:font-size-asian="10.5pt" style:font-weight-asian="normal" style:font-size-complex="12pt" style:font-weight-complex="normal"/>
    </style:style>
    <style:style style:name="T10" style:family="text">
      <style:text-properties fo:font-size="12pt" fo:font-weight="normal" officeooo:rsid="001ee5e5" style:font-size-asian="10.5pt" style:font-weight-asian="normal" style:font-size-complex="12pt" style:font-weight-complex="normal"/>
    </style:style>
    <style:style style:name="T11" style:family="text">
      <style:text-properties fo:font-size="12pt" fo:font-weight="normal" officeooo:rsid="004c3207" style:font-size-asian="10.5pt" style:font-weight-asian="normal" style:font-size-complex="12pt" style:font-weight-complex="normal"/>
    </style:style>
    <style:style style:name="T12" style:family="text">
      <style:text-properties officeooo:rsid="00225ee2"/>
    </style:style>
    <style:style style:name="T13" style:family="text">
      <style:text-properties officeooo:rsid="002d384f"/>
    </style:style>
    <style:style style:name="T14" style:family="text">
      <style:text-properties officeooo:rsid="002eed7d"/>
    </style:style>
    <style:style style:name="T15" style:family="text">
      <style:text-properties officeooo:rsid="0030ac53"/>
    </style:style>
    <style:style style:name="T16" style:family="text">
      <style:text-properties officeooo:rsid="00346b90"/>
    </style:style>
    <style:style style:name="T17" style:family="text">
      <style:text-properties officeooo:rsid="003605a8"/>
    </style:style>
    <style:style style:name="T18" style:family="text">
      <style:text-properties officeooo:rsid="0036274f"/>
    </style:style>
    <style:style style:name="T19" style:family="text">
      <style:text-properties officeooo:rsid="0036d863"/>
    </style:style>
    <style:style style:name="T20" style:family="text">
      <style:text-properties officeooo:rsid="00371cc8"/>
    </style:style>
    <style:style style:name="T21" style:family="text">
      <style:text-properties officeooo:rsid="003752de"/>
    </style:style>
    <style:style style:name="T22" style:family="text">
      <style:text-properties officeooo:rsid="0039a7ca"/>
    </style:style>
    <style:style style:name="T23" style:family="text">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24" style:family="text">
      <style:text-properties fo:color="#000000" style:text-outline="false" style:text-line-through-style="none" style:text-line-through-type="none" style:font-name="Arial" fo:font-size="12pt" fo:font-style="normal" fo:text-shadow="none" style:text-underline-style="none" fo:font-weight="normal" officeooo:rsid="003c7a5c" style:font-size-asian="12pt" style:font-style-asian="normal" style:font-weight-asian="normal" style:text-emphasize="none"/>
    </style:style>
    <style:style style:name="T25" style:family="text">
      <style:text-properties fo:color="#000000" style:text-outline="false" style:text-line-through-style="none" style:text-line-through-type="none" style:font-name="Arial" fo:font-size="12pt" fo:font-style="normal" fo:text-shadow="none" style:text-underline-style="none" fo:font-weight="normal" officeooo:rsid="003d501d" style:font-size-asian="12pt" style:font-style-asian="normal" style:font-weight-asian="normal" style:text-emphasize="none"/>
    </style:style>
    <style:style style:name="T26" style:family="text">
      <style:text-properties fo:color="#000000" style:text-outline="false" style:text-line-through-style="none" style:text-line-through-type="none" style:font-name="Arial" fo:font-size="12pt" fo:font-style="normal" fo:text-shadow="none" style:text-underline-style="none" style:font-size-asian="12pt" style:font-style-asian="normal" style:text-emphasize="none"/>
    </style:style>
    <style:style style:name="T27" style:family="text">
      <style:text-properties fo:color="#000000" style:text-outline="false" style:text-line-through-style="none" style:text-line-through-type="none" style:font-name="Arial" fo:font-size="12pt" fo:font-style="normal" fo:text-shadow="none" style:text-underline-style="none" officeooo:rsid="003d501d" style:font-size-asian="12pt" style:font-style-asian="normal" style:text-emphasize="none"/>
    </style:style>
    <style:style style:name="T28" style:family="text">
      <style:text-properties fo:color="#000000" style:text-outline="false" style:text-line-through-style="none" style:text-line-through-type="none" style:font-name="Arial" fo:font-size="12pt" fo:font-style="normal" fo:text-shadow="none" style:text-underline-style="none" officeooo:rsid="0040a8dd" style:font-size-asian="12pt" style:font-style-asian="normal" style:text-emphasize="none"/>
    </style:style>
    <style:style style:name="T29" style:family="text">
      <style:text-properties fo:color="#000000" style:text-outline="false" style:font-name="Arial" fo:font-size="12pt" fo:font-style="normal" fo:text-shadow="none" style:text-underline-style="none" fo:font-weight="normal" style:font-size-asian="12pt" style:font-style-asian="normal" style:font-weight-asian="normal" style:text-emphasize="none"/>
    </style:style>
    <style:style style:name="T30" style:family="text">
      <style:text-properties fo:color="#000000" style:text-outline="false" style:font-name="Arial" fo:font-size="12pt" fo:font-style="normal" fo:text-shadow="none" style:text-underline-style="none" fo:font-weight="normal" officeooo:rsid="0039a7ca" style:font-size-asian="12pt" style:font-style-asian="normal" style:font-weight-asian="normal" style:text-emphasize="none"/>
    </style:style>
    <style:style style:name="T31" style:family="text">
      <style:text-properties fo:color="#000000" style:text-outline="false" style:font-name="Arial" fo:font-size="12pt" fo:font-style="normal" fo:text-shadow="none" style:text-underline-style="none" fo:font-weight="normal" officeooo:rsid="003c7a5c" style:font-size-asian="12pt" style:font-style-asian="normal" style:font-weight-asian="normal" style:text-emphasize="none"/>
    </style:style>
    <style:style style:name="T32" style:family="text">
      <style:text-properties fo:background-color="#fff200" loext:char-shading-value="0"/>
    </style:style>
    <style:style style:name="T33" style:family="text">
      <style:text-properties officeooo:rsid="0054a6ea" fo:background-color="#fff200" loext:char-shading-value="0"/>
    </style:style>
    <style:style style:name="T34" style:family="text">
      <style:text-properties officeooo:rsid="00267277" fo:background-color="#fff200" loext:char-shading-value="0"/>
    </style:style>
    <style:style style:name="T35" style:family="text">
      <style:text-properties officeooo:rsid="00597de8" fo:background-color="#fff2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élioration de l’accessibilité et de SEO du site.</text:p>
      <text:p text:style-name="P1"/>
      <text:p text:style-name="P9">Performances du site </text:p>
      <text:p text:style-name="P3">Les robots des moteurs de recherches et particulièrement celui de Google, favorise<text:span text:style-name="T1">nt</text:span> les site web les plus optimisés au niveau des ressources nécessaires pour la lecture de celui-ci. <text:span text:style-name="T2">En effet plus un site est léger, plus il sera facile à crawler et aura une meilleur indexation. Pour cela il est donc important d’alléger un maximum le site. Pour ce faire je propose donc :</text:span></text:p>
      <text:p text:style-name="P3"/>
      <text:list xml:id="list2710832813" text:style-name="L1">
        <text:list-item>
          <text:p text:style-name="P30">De minifier<text:note text:id="ftn1" text:note-class="footnote"><text:note-citation>1</text:note-citation><text:note-body><text:p text:style-name="P25">Une version du code épurée de ses caractères de mise en page (retour<text:span text:style-name="T14">s</text:span> à la ligne, tabulations) qui ne sont utiles que pour le développeur<text:span text:style-name="T3">·</text:span><text:span text:style-name="T4">euse</text:span><text:span text:style-name="T3">·</text:span><text:span text:style-name="T4">s </text:span><text:span text:style-name="T5">mais ignorés par le navigateur web.</text:span> <text:s/></text:p></text:note-body></text:note> les codes CSS et JavaScript du site</text:p>
        </text:list-item>
        <text:list-item>
          <text:p text:style-name="P30">De redimensionner les images pour les qu’elles aient nativement la taille d’affichage sur le site</text:p>
        </text:list-item>
        <text:list-item>
          <text:p text:style-name="P31">Deux des images sur les quatre sont en .bmp beaucoup plus lourd que le .jpg. Je propose de convertir ces images en Jpeg. </text:p>
        </text:list-item>
      </text:list>
      <text:p text:style-name="P4"/>
      <text:p text:style-name="P10">Pratiques black hat</text:p>
      <text:p text:style-name="P5">Dans le domaine du SEO, le terme black hat<text:note text:id="ftn2" text:note-class="footnote"><text:note-citation>2</text:note-citation><text:note-body><text:p text:style-name="P26">La page consacrée au « black hat » sur Wikipedia : <text:a xlink:type="simple" xlink:href="https://fr.wikipedia.org/wiki/Black_hat#Dans_le_domaine_du_SEO_(search_engine_optimisation)" office:name="Black hat sur wikipedia" text:style-name="Internet_20_link" text:visited-style-name="Visited_20_Internet_20_Link">https://fr.wikipedia.org/wiki/Black_hat#Dans_le_domaine_du_SEO_(search_engine_optimisation)</text:a></text:p></text:note-body></text:note> dési<text:span text:style-name="T6">gne la volonté de tromper les robots des moteurs de recherches avec des méthodes contraire à leurs guidelines. Ces pratique peuvent être sanctionnés par les moteur de recherches quand ceux-ci les repères. Il est donc impératif de les supprimer :</text:span></text:p>
      <text:p text:style-name="P5"/>
      <text:list xml:id="list2653670779" text:style-name="L2">
        <text:list-item>
          <text:p text:style-name="P37"><text:span text:style-name="T9">Du texte de la même couleur que le fond (et donc invisible pour le visiteur) contenant des expressions-clefs est présent dans le &lt;footer&gt; du site. </text:span><text:span text:style-name="T11">Il y a aussi deux div avec du texte invisible dans le haut de la page</text:span><text:span text:style-name="T9">. Cette pratique à pour but de tenter de tromper les moteur</text:span><text:span text:style-name="T10">s</text:span><text:span text:style-name="T9"> de recherche</text:span><text:span text:style-name="T10">s</text:span><text:span text:style-name="T9"> </text:span><text:span text:style-name="T10">affin qu’il indexes le sites avec ces </text:span><text:span text:style-name="T9">expressions. </text:span><text:span text:style-name="T10">C’est une pratique black hat qui n’est même plus efficace aujourd’hui et est sanctionnée par Google. Je propose la suppression de ce texte et l’inclusion de ces </text:span><text:span text:style-name="T9">expressions-clefs </text:span><text:span text:style-name="T10">au sein des textes et titres visibles par l’utilisateur.</text:span></text:p>
        </text:list-item>
      </text:list>
      <text:p text:style-name="P6"/>
      <text:p text:style-name="P11">Accessibilité</text:p>
      <text:p text:style-name="P7">En plus d’être importante pour permettre l’accès du site aux personnes victimes de handicap, le respect des normes d’accessibilité améliores le référencement SEO. <text:span text:style-name="T12">Plusieurs élément de site, ne respecte pas l’accessibilité</text:span> :</text:p>
      <text:p text:style-name="P7"/>
      <text:list xml:id="list2047948609" text:style-name="L3">
        <text:list-item>
          <text:p text:style-name="P32">Le lien vers la page de contact qui est présent dans le menu s’appelle « Page 2 ». Ce nom ne permet pas à l’utilisateur de comprendre vers quel page il se dirige quand il clique dessus. Il faut donc le changer en « Contact » ou « Contactez-nous ».</text:p>
        </text:list-item>
        <text:list-item>
          <text:p text:style-name="P36"><text:span text:style-name="T35">Trois</text:span><text:span text:style-name="T32"> paragraphes du site sont des images. Cela pose problèmes pour un utilisateur aveugle ou mal voyant qui utiliserait un logiciel de lecture audio des textes, ou pour grossir les caractères qui ne pourrait donc pas lire ou entendre un texte présent sur une image. </text:span><text:span text:style-name="T34">Les robots des moteurs de recherches ne peuvent eux non-plus lire ces images </text:span><text:span text:style-name="T32"><text:s/>Je propose de supprimer ces images du site et de réécrire les textes en utilisant des propriétés CSS pour que la mise en page des ces textes soie la plus proche possible des images.</text:span> </text:p>
        </text:list-item>
        <text:list-item>
          <text:p text:style-name="P35">Les attributs « alt » des balises images ont les même valeurs et ne permettent pas de décrire le contenu de l’image. Or cette description et utiliser par des logiciel de navigation pour les aveugles afin de leurs fournir une description de l’image. Les moteurs de recherches l’utilise aussi pour <text:s/><text:span text:style-name="T2">crawler </text:span>et indexer le site. Je propose donc de remplir ces attribues avec des descriptions clairs de leurs images.</text:p>
        </text:list-item>
        <text:list-item>
          <text:p text:style-name="P33">Le nom du site « La chouette agence » est une image. <text:span text:style-name="T13">Cela pose le même problème de lecture pour les logiciels décidabilité ou pour les robots crawler que pour le point ci-dessus. </text:span><text:soft-page-break/><text:span text:style-name="T13">Je propose donc l’utilisation du balise « &lt;h1&gt; » pour la remplacer, avec la police Quintessential</text:span><text:span text:style-name="T13"><text:note text:id="ftn3" text:note-class="footnote"><text:note-citation>3</text:note-citation><text:note-body><text:p text:style-name="P27"><text:span text:style-name="T13">La police Quintessential sue Font Squirrel : <text:s/></text:span><text:a xlink:type="simple" xlink:href="https://www.fontsquirrel.com/fonts/quintessential" office:name="Lien de la police Quintessential sur www.fontsquirrel.com" text:style-name="Internet_20_link" text:visited-style-name="Visited_20_Internet_20_Link">https://www.fontsquirrel.com/fonts/quintessential</text:a></text:p></text:note-body></text:note></text:span><text:span text:style-name="T13"> pour rester proche du rendu visuel.</text:span></text:p>
        </text:list-item>
        <text:list-item>
          <text:p text:style-name="P34">Pour faciliter la lecture des textes pour les personnes mal voyantes ou daltoniennes, il est recommandé dans les directives WACG de respecter un ratio de contraste d’au moins 4,5:1. Des textes du site ont un ratio inférieur à cette norme<text:span text:style-name="T15">(2:1)</text:span>. <text:span text:style-name="T15">Je propose d’augmenter le contraste entre les textes et les fonds afin d’arriver à un contraste conforme à cette norme. Je propose aussi l’ajout d’un fond de couleur sur le texte du bas pour faciliter sa lecture.</text:span></text:p>
        </text:list-item>
      </text:list>
      <text:p text:style-name="P8"/>
      <text:p text:style-name="P12">Information dans la balise « &lt;head&gt; » des pages html</text:p>
      <text:p text:style-name="P14"><text:span text:style-name="T7">La balise &lt;head&gt; contient </text:span><text:span text:style-name="T8">d</text:span><text:span text:style-name="T7">es éléments </text:span><text:span text:style-name="T8">qui ne sont pas visibles sur la page web, mais qui fournit des informations </text:span>sur le document <text:span text:style-name="T16">(Ex : le titres et les liens vers différents scriptes …). Sur le site de la chouette agence, les éléments de la balise « &lt;head&gt; » ont besoins d’êtres revus :</text:span></text:p>
      <text:p text:style-name="P14"/>
      <text:list xml:id="list2023082476" text:style-name="L4">
        <text:list-item>
          <text:p text:style-name="P38"><text:span text:style-name="T17">La balise « &lt;title&gt; » ne contiens qu’un point pour la page d’index, et contiens « page2 »pour la page de contacte. Cette balise définit le titre du document (présent dans l'onglet de la page). « </text:span>Le titre d'une page fait partie des éléments principaux qui sont scannés lors de l'indexation d'une page. C'est aussi le texte qui est affiché parmi les résultats du moteur de recherche, de façon proéminente et donc visible par les utilisateurs qui trouvent votre site grâce à un moteur de recherche. »<text:note text:id="ftn4" text:note-class="footnote"><text:note-citation>4</text:note-citation><text:note-body><text:p text:style-name="Footnote"><text:span text:style-name="T18">C</text:span>itation <text:span text:style-name="T18">du site Mozilla Developer Network : </text:span><text:a xlink:type="simple" xlink:href="https://developer.mozilla.org/fr/docs/Web/HTML/Element/title" office:name="MDN developer.mozilla.org" text:style-name="Internet_20_link" text:visited-style-name="Visited_20_Internet_20_Link"><text:span text:style-name="T18">https://developer.mozilla.org/fr/docs/Web/HTML/Element/title</text:span></text:a></text:p></text:note-body></text:note> <text:span text:style-name="T19">Le titre doit donc être descriptif et unique sur un même site web. Je propose donc de les remplacer par « Présentation de la Chouette Agence » pour la page d’index, et « Contactez la Chouette Agence » pour la page de contact.</text:span></text:p>
        </text:list-item>
        <text:list-item>
          <text:p text:style-name="P39"><text:span text:style-name="T21">Il n’y a pas de balise « </text:span>&lt;meta name="description" content="…" /<text:span text:style-name="T20">&gt;. Or celle-ci incluant une une description cohérente du site permettrait un affichage plus cohérent dans les résultats des moteurs de recherches</text:span><text:span text:style-name="T20"><text:note text:id="ftn5" text:note-class="footnote"><text:note-citation>5</text:note-citation><text:note-body><text:p text:style-name="P28">Article de Wikidedia sur la balise « Meta description » : <text:a xlink:type="simple" xlink:href="https://fr.wikipedia.org/wiki/Meta_description" office:name="Méta déscription sur Wikipedia" text:style-name="Internet_20_link" text:visited-style-name="Visited_20_Internet_20_Link">https://fr.wikipedia.org/wiki/Meta_description</text:a></text:p></text:note-body></text:note></text:span><text:span text:style-name="T20">. Je propose donc d’en ajouter une.</text:span></text:p>
        </text:list-item>
        <text:list-item>
          <text:p text:style-name="P41"><text:span text:style-name="T22">Une balise « </text:span><text:span text:style-name="T29">&lt;meta name="keywords" content="..."&gt; </text:span><text:span text:style-name="T30">complétée avec beaucoup d’expressions clefs est présente. Cette balise est ignorées par la plus pars des moteurs de recherches</text:span><text:span text:style-name="T30"><text:note text:id="ftn6" text:note-class="footnote"><text:note-citation>6</text:note-citation><text:note-body><text:p text:style-name="P29"><text:span text:style-name="T22">Vidéo sur le SEO de Matt Cutts </text:span>ingénieur logiciel <text:span text:style-name="T22">chez google de janvier 2000 à l’été 2014 </text:span><text:a xlink:type="simple" xlink:href="https://www.youtube.com/watch?time_continue=114&amp;v=jK7IPbnmvVU&amp;feature=emb_logo" office:name="Vidéo sur Youtube à propos du SEO | Par Matt Cutts" text:style-name="Internet_20_link" text:visited-style-name="Visited_20_Internet_20_Link"><text:span text:style-name="T22">https://www.youtube.com/watch?time_continue=114&amp;v=jK7IPbnmvVU&amp;feature=emb_logo</text:span></text:a></text:p></text:note-body></text:note></text:span><text:span text:style-name="T30">. </text:span><text:span text:style-name="T31">Je propose donc de la retirer est d’inclure les <text:s/></text:span><text:span text:style-name="T30">expressions clefs </text:span><text:span text:style-name="T31">dans les paragraphes et les titres du site.</text:span></text:p>
        </text:list-item>
        <text:list-item>
          <text:p text:style-name="P40"><text:span text:style-name="T24">U</text:span><text:span text:style-name="T25">ne balise </text:span><text:bookmark text:name="line1"/><text:span text:style-name="T23">&lt;meta name='robots' content='…' /</text:span><text:span text:style-name="T25">&gt; peut être ajouté pour demander aux moteurs de recherches crawler la page.</text:span></text:p>
        </text:list-item>
      </text:list>
      <text:p text:style-name="P16"/>
      <text:p text:style-name="P15"><text:span text:style-name="T27">S</text:span><text:span text:style-name="T26">EO local</text:span></text:p>
      <text:p text:style-name="P17">Il est fortement recommandé d’utiliser une balise de langue pour indiquer aux moteurs de recherches dans quelle langue est rédiger notre sites web. Est donc pour quelles pays est destiné notre site :</text:p>
      <text:p text:style-name="P17"/>
      <text:list xml:id="list1281189024" text:style-name="L5">
        <text:list-item>
          <text:p text:style-name="P42"><text:s/><text:span text:style-name="T32">Notre site ne contiens aucune référence de langue dans la balise « &lt;html&gt;. Cette agence étant situer à Lyon, et donc en France, je propose l’ajout de l’attribue fr-fr.</text:span></text:p>
        </text:list-item>
      </text:list>
      <text:p text:style-name="P21"/>
      <text:p text:style-name="P23">Structure hiérarchique de la page</text:p>
      <text:p text:style-name="P13"><text:span text:style-name="T26">Pour un bon référencement SEO, nos pages web doivent respecter une structure hiérarchisée. </text:span><text:span text:style-name="T28">Il doit y avoir de préférence </text:span><text:span text:style-name="T26"><text:s/></text:span><text:span text:style-name="T28">un seul titre h1, puis être divisé en plusieurs sous-titres h2, et au besoin ces sections peuvent être encore divisés en sous section titrés par des h3 … et ainsi de suite :</text:span></text:p>
      <text:p text:style-name="P18"/>
      <text:list xml:id="list1473546894" text:style-name="L6">
        <text:list-item>
          <text:p text:style-name="P43">La hiérarchie des titres n’est pas respecté dans le site, de titres h3 surplombes des h2. Je propose d’inverser cette ordre des titres.</text:p>
        </text:list-item>
      </text:list>
      <text:p text:style-name="P19"/>
      <text:p text:style-name="P24"><text:soft-page-break/></text:p>
      <text:p text:style-name="P24"/>
      <text:p text:style-name="P24">Mise en page</text:p>
      <text:p text:style-name="P20">Une bonne mise en page sans erreurs, de menus invisibles ou difficilement accessibles, améliorera la navigation du visiteur, il y a donc plus de chance pour que celui-ci partage le site sur les réseaux sociaux, forum, blog … et améliorera donc le SEO. La mise en page de notre site contiens des erreurs de mise en page : </text:p>
      <text:p text:style-name="P20"/>
      <text:list xml:id="list1804230537" text:style-name="L7">
        <text:list-item>
          <text:p text:style-name="P45">Le menu est beaucoup trop décalé sur la droite sur la page de contact, au point même qu’il est en dehors de la page. Il faut donc corriger cela</text:p>
        </text:list-item>
        <text:list-item>
          <text:p text:style-name="P45">Toujours sur la page de contact, les champs à remplir ne sont pas alignés.</text:p>
        </text:list-item>
        <text:list-item>
          <text:p text:style-name="P44"><text:span text:style-name="T32">Le menu de la page de contact </text:span><text:span text:style-name="T33">et de la page index</text:span><text:span text:style-name="T32"> contiens une ligne vide, et les puces n’ont pas été supprimées. Il faut également corriger ces points là.</text:span></text:p>
        </text:list-item>
        <text:list-item>
          <text:p text:style-name="P46">Il n’y a pas de balises de structures de mise en page comme &lt;header&gt; &lt;footer&gt;…</text:p>
        </text:list-item>
        <text:list-item>
          <text:p text:style-name="P47">Sur l’index et la page de contact, ce n’est pas les mêmes versions de bootstrap qui sont utilisées. C’est la raison de la différence de mise en page entre les deux pages. Il faut utiliser la même version pour les deux pages.</text:p>
        </text:list-item>
      </text:list>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48:44.151219282</meta:creation-date>
    <dc:date>2020-04-08T12:43:54.782056754</dc:date>
    <meta:editing-duration>PT11H43M27S</meta:editing-duration>
    <meta:editing-cycles>67</meta:editing-cycles>
    <meta:generator>LibreOffice/6.0.7.3$Linux_X86_64 LibreOffice_project/00m0$Build-3</meta:generator>
    <meta:document-statistic meta:table-count="0" meta:image-count="0" meta:object-count="0" meta:page-count="3" meta:paragraph-count="41" meta:word-count="1387" meta:character-count="8198" meta:non-whitespace-character-count="6860"/>
  </office:meta>
</office:document-meta>
</file>